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3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4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5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7cc1c5" style:font-size-asian="8pt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11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06d31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a2f87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cecabb" style:font-size-asian="8pt" style:font-size-complex="8pt"/>
    </style:style>
    <style:style style:name="P18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19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20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9a07c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7a3972" style:font-size-asian="8pt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60519d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50b5e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097c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c6af0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90662e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ab4bfd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b8ae2d" style:font-size-asian="8pt" style:font-size-complex="8pt"/>
    </style:style>
    <style:style style:name="P31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c79b39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87fba5" style:font-size-asian="8pt" style:font-size-complex="8pt"/>
    </style:style>
    <style:style style:name="P33" style:family="paragraph" style:parent-style-name="Standard">
      <style:text-properties style:font-name="URW Gothic L1" fo:font-size="8pt" officeooo:rsid="001b4088" officeooo:paragraph-rsid="00557819" style:font-size-asian="8pt" style:font-size-complex="8pt"/>
    </style:style>
    <style:style style:name="P34" style:family="paragraph" style:parent-style-name="Standard">
      <style:text-properties style:font-name="URW Gothic L1" fo:font-size="8pt" officeooo:rsid="001b4088" officeooo:paragraph-rsid="00754863" style:font-size-asian="8pt" style:font-size-complex="8pt"/>
    </style:style>
    <style:style style:name="P35" style:family="paragraph" style:parent-style-name="Standard">
      <style:text-properties style:font-name="URW Gothic L1" fo:font-size="8pt" officeooo:rsid="001b4088" officeooo:paragraph-rsid="0079a07c" style:font-size-asian="8pt" style:font-size-complex="8pt"/>
    </style:style>
    <style:style style:name="P36" style:family="paragraph" style:parent-style-name="Standard">
      <style:text-properties style:font-name="URW Gothic L1" fo:font-size="8pt" officeooo:rsid="001b4088" officeooo:paragraph-rsid="007a3972" style:font-size-asian="8pt" style:font-size-complex="8pt"/>
    </style:style>
    <style:style style:name="P37" style:family="paragraph" style:parent-style-name="Standard">
      <style:text-properties style:font-name="URW Gothic L1" fo:font-size="8pt" officeooo:rsid="001b4088" officeooo:paragraph-rsid="007aa793" style:font-size-asian="8pt" style:font-size-complex="8pt"/>
    </style:style>
    <style:style style:name="P38" style:family="paragraph" style:parent-style-name="Standard">
      <style:text-properties style:font-name="URW Gothic L1" fo:font-size="8pt" officeooo:rsid="001b4088" officeooo:paragraph-rsid="00850b5e" style:font-size-asian="8pt" style:font-size-complex="8pt"/>
    </style:style>
    <style:style style:name="P39" style:family="paragraph" style:parent-style-name="Standard">
      <style:text-properties style:font-name="URW Gothic L1" fo:font-size="8pt" officeooo:rsid="001b4088" officeooo:paragraph-rsid="0087fba5" style:font-size-asian="8pt" style:font-size-complex="8pt"/>
    </style:style>
    <style:style style:name="P40" style:family="paragraph" style:parent-style-name="Standard">
      <style:text-properties style:font-name="URW Gothic L1" fo:font-size="8pt" officeooo:rsid="001b4088" officeooo:paragraph-rsid="008c097c" style:font-size-asian="8pt" style:font-size-complex="8pt"/>
    </style:style>
    <style:style style:name="P41" style:family="paragraph" style:parent-style-name="Standard">
      <style:text-properties style:font-name="URW Gothic L1" fo:font-size="8pt" officeooo:rsid="001b4088" officeooo:paragraph-rsid="008c6af0" style:font-size-asian="8pt" style:font-size-complex="8pt"/>
    </style:style>
    <style:style style:name="P42" style:family="paragraph" style:parent-style-name="Standard">
      <style:text-properties style:font-name="URW Gothic L1" fo:font-size="8pt" officeooo:rsid="001b4088" officeooo:paragraph-rsid="0090662e" style:font-size-asian="8pt" style:font-size-complex="8pt"/>
    </style:style>
    <style:style style:name="P43" style:family="paragraph" style:parent-style-name="Standard">
      <style:text-properties style:font-name="URW Gothic L1" fo:font-size="8pt" officeooo:rsid="001b4088" officeooo:paragraph-rsid="00962843" style:font-size-asian="8pt" style:font-size-complex="8pt"/>
    </style:style>
    <style:style style:name="P44" style:family="paragraph" style:parent-style-name="Standard">
      <style:text-properties style:font-name="URW Gothic L1" fo:font-size="8pt" officeooo:rsid="001b4088" officeooo:paragraph-rsid="00ab4bfd" style:font-size-asian="8pt" style:font-size-complex="8pt"/>
    </style:style>
    <style:style style:name="P45" style:family="paragraph" style:parent-style-name="Standard">
      <style:text-properties style:font-name="URW Gothic L1" fo:font-size="8pt" officeooo:rsid="001b4088" officeooo:paragraph-rsid="00b06d31" style:font-size-asian="8pt" style:font-size-complex="8pt"/>
    </style:style>
    <style:style style:name="P46" style:family="paragraph" style:parent-style-name="Standard">
      <style:text-properties style:font-name="URW Gothic L1" fo:font-size="8pt" officeooo:rsid="001b4088" officeooo:paragraph-rsid="00c79b39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style:font-name="URW Gothic L1" fo:font-size="8pt" officeooo:rsid="001b4088" officeooo:paragraph-rsid="00a40d9c" style:font-size-asian="8pt" style:font-size-complex="8pt"/>
    </style:style>
    <style:style style:name="P48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850b5e" style:font-size-asian="8pt" style:font-size-complex="8pt"/>
    </style:style>
    <style:style style:name="P49" style:family="paragraph" style:parent-style-name="Standard">
      <style:paragraph-properties fo:text-align="center" style:justify-single-word="false"/>
      <style:text-properties style:font-name="URW Gothic L1" fo:font-size="8pt" officeooo:rsid="001bf9de" officeooo:paragraph-rsid="00b8ae2d" style:font-size-asian="8pt" style:font-size-complex="8pt"/>
    </style:style>
    <style:style style:name="P50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51" style:family="paragraph" style:parent-style-name="Standard">
      <style:paragraph-properties fo:text-align="center" style:justify-single-word="false"/>
      <style:text-properties style:font-name="URW Gothic L1" fo:font-size="8pt" officeooo:rsid="00827430" officeooo:paragraph-rsid="00827430" style:font-size-asian="8pt" style:font-size-complex="8pt"/>
    </style:style>
    <style:style style:name="P52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53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54" style:family="paragraph" style:parent-style-name="Standard">
      <style:text-properties style:font-name="URW Gothic L1" fo:font-size="8pt" fo:font-style="italic" officeooo:rsid="001bf9de" officeooo:paragraph-rsid="00557819" style:font-size-asian="8pt" style:font-style-asian="italic" style:font-size-complex="8pt" style:font-style-complex="italic"/>
    </style:style>
    <style:style style:name="P55" style:family="paragraph" style:parent-style-name="Standard">
      <style:text-properties style:font-name="URW Gothic L1" fo:font-size="8pt" fo:font-style="italic" officeooo:rsid="001bf9de" officeooo:paragraph-rsid="00754863" style:font-size-asian="8pt" style:font-style-asian="italic" style:font-size-complex="8pt" style:font-style-complex="italic"/>
    </style:style>
    <style:style style:name="P56" style:family="paragraph" style:parent-style-name="Standard">
      <style:paragraph-properties fo:text-align="center" style:justify-single-word="false"/>
      <style:text-properties style:font-name="URW Gothic L1" fo:font-size="8pt" fo:font-style="italic" officeooo:rsid="001bf9de" officeooo:paragraph-rsid="005786b1" style:font-size-asian="8pt" style:font-style-asian="italic" style:font-size-complex="8pt" style:font-style-complex="italic"/>
    </style:style>
    <style:style style:name="P57" style:family="paragraph" style:parent-style-name="Standard">
      <style:text-properties style:font-name="URW Gothic L1" fo:font-size="8pt" fo:font-style="italic" officeooo:rsid="001bf9de" officeooo:paragraph-rsid="0090e37b" style:font-size-asian="8pt" style:font-style-asian="italic" style:font-size-complex="8pt" style:font-style-complex="italic"/>
    </style:style>
    <style:style style:name="P58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URW Gothic L1" fo:font-size="8pt" officeooo:rsid="001c898c" officeooo:paragraph-rsid="00bd12dd" style:font-size-asian="12pt" style:font-size-complex="12pt"/>
    </style:style>
    <style:style style:name="P60" style:family="paragraph" style:parent-style-name="Standard">
      <style:text-properties style:font-name="URW Gothic L1" fo:font-size="14pt" officeooo:rsid="001b4088" officeooo:paragraph-rsid="001e6995" style:font-size-asian="10pt" style:font-size-complex="10pt"/>
    </style:style>
    <style:style style:name="P61" style:family="paragraph" style:parent-style-name="Standard">
      <style:text-properties style:font-name="URW Gothic L1" fo:font-size="16pt" officeooo:rsid="001b4088" officeooo:paragraph-rsid="001b4088" style:font-size-asian="12pt" style:font-size-complex="12pt"/>
    </style:style>
    <style:style style:name="P62" style:family="paragraph" style:parent-style-name="Standard">
      <style:text-properties style:font-name="URW Gothic L1" fo:font-size="16pt" officeooo:rsid="001b4088" officeooo:paragraph-rsid="001e6995" style:font-size-asian="10pt" style:font-size-complex="10pt"/>
    </style:style>
    <style:style style:name="P63" style:family="paragraph" style:parent-style-name="Standard">
      <style:text-properties style:font-name="URW Gothic L1" fo:font-size="16pt" officeooo:rsid="001b4088" officeooo:paragraph-rsid="0021902b" style:font-size-asian="10pt" style:font-size-complex="10pt"/>
    </style:style>
    <style:style style:name="P6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3972" style:font-size-asian="8pt" style:font-size-complex="8pt"/>
    </style:style>
    <style:style style:name="P6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aa793" style:font-size-asian="8pt" style:font-size-complex="8pt"/>
    </style:style>
    <style:style style:name="P6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7cc1c5" style:font-size-asian="8pt" style:font-size-complex="8pt"/>
    </style:style>
    <style:style style:name="P6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50b5e" style:font-size-asian="8pt" style:font-size-complex="8pt"/>
    </style:style>
    <style:style style:name="P68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7fba5" style:font-size-asian="8pt" style:font-size-complex="8pt"/>
    </style:style>
    <style:style style:name="P69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097c" style:font-size-asian="8pt" style:font-size-complex="8pt"/>
    </style:style>
    <style:style style:name="P70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8c6af0" style:font-size-asian="8pt" style:font-size-complex="8pt"/>
    </style:style>
    <style:style style:name="P71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0662e" style:font-size-asian="8pt" style:font-size-complex="8pt"/>
    </style:style>
    <style:style style:name="P72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962843" style:font-size-asian="8pt" style:font-size-complex="8pt"/>
    </style:style>
    <style:style style:name="P7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06d31" style:font-size-asian="8pt" style:font-size-complex="8pt"/>
    </style:style>
    <style:style style:name="P7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8ae2d" style:font-size-asian="8pt" style:font-size-complex="8pt"/>
    </style:style>
    <style:style style:name="P75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bd12dd" style:font-size-asian="8pt" style:font-size-complex="8pt"/>
    </style:style>
    <style:style style:name="P76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79b39" style:font-size-asian="8pt" style:font-size-complex="8pt"/>
    </style:style>
    <style:style style:name="P77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cd186a" style:font-size-asian="8pt" style:font-size-complex="8pt"/>
    </style:style>
    <style:style style:name="P78" style:family="paragraph" style:parent-style-name="Standard">
      <style:paragraph-properties fo:text-align="center" style:justify-single-word="false"/>
      <style:text-properties style:font-name="URW Gothic L" fo:font-size="16pt" officeooo:rsid="0060519d" officeooo:paragraph-rsid="007a3972" style:font-name-asian="URW Gothic L" style:font-size-asian="8pt" style:font-name-complex="URW Gothic L" style:font-size-complex="8pt"/>
    </style:style>
    <style:style style:name="P79" style:family="paragraph" style:parent-style-name="Standard">
      <style:text-properties style:text-position="0% 100%" style:font-name="URW Gothic L1" fo:font-size="8pt" officeooo:rsid="005ec9e8" officeooo:paragraph-rsid="007aa793" style:font-size-asian="8pt" style:font-size-complex="8pt"/>
    </style:style>
    <style:style style:name="P80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af7e21" officeooo:paragraph-rsid="00af7e21" style:font-size-asian="8pt" style:font-size-complex="8pt"/>
    </style:style>
    <style:style style:name="P81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84a0a1" officeooo:paragraph-rsid="0084a0a1" style:font-size-asian="8pt" style:font-size-complex="8pt"/>
    </style:style>
    <style:style style:name="P82" style:family="paragraph" style:parent-style-name="Standard">
      <style:paragraph-properties fo:text-align="start" style:justify-single-word="false"/>
      <style:text-properties style:text-position="0% 100%" style:font-name="URW Gothic L1" fo:font-size="8pt" officeooo:rsid="00ca2f87" officeooo:paragraph-rsid="00ca2f87" style:font-size-asian="8pt" style:font-size-complex="8pt"/>
    </style:style>
    <style:style style:name="P83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d413e7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style:font-name="URW Gothic L1" fo:font-size="16pt" officeooo:rsid="001b4088" officeooo:paragraph-rsid="00d42072" style:font-size-asian="8pt" style:font-size-complex="8pt"/>
    </style:style>
    <style:style style:name="P8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8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d4fc2e" style:font-size-asian="8pt" style:font-size-complex="8pt"/>
    </style:style>
    <style:style style:name="P8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d61383" style:font-size-asian="8pt" style:font-size-complex="8pt"/>
    </style:style>
    <style:style style:name="P8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d8e74b" style:font-size-asian="8pt" style:font-size-complex="8pt"/>
    </style:style>
    <style:style style:name="T1" style:family="text">
      <style:text-properties style:text-position="sub 58%" officeooo:rsid="0027628f"/>
    </style:style>
    <style:style style:name="T2" style:family="text">
      <style:text-properties style:text-position="sub 58%" fo:font-style="normal" officeooo:rsid="0027628f" style:font-style-asian="normal" style:font-style-complex="normal"/>
    </style:style>
    <style:style style:name="T3" style:family="text">
      <style:text-properties style:text-position="sub 58%" fo:font-style="normal" officeooo:rsid="00557819" style:font-style-asian="normal" style:font-style-complex="normal"/>
    </style:style>
    <style:style style:name="T4" style:family="text">
      <style:text-properties style:text-position="sub 58%" fo:font-style="normal" officeooo:rsid="00725088" style:font-name-asian="Noto Sans" style:font-style-asian="normal" style:font-name-complex="FreeSans1" style:font-style-complex="normal"/>
    </style:style>
    <style:style style:name="T5" style:family="text">
      <style:text-properties style:text-position="sub 58%" fo:font-style="normal" officeooo:rsid="0055275f" style:font-name-asian="Noto Sans" style:font-style-asian="normal" style:font-name-complex="FreeSans1" style:font-style-complex="normal"/>
    </style:style>
    <style:style style:name="T6" style:family="text">
      <style:text-properties style:text-position="sub 58%" officeooo:rsid="0055275f"/>
    </style:style>
    <style:style style:name="T7" style:family="text">
      <style:text-properties style:text-position="sub 58%" officeooo:rsid="00557819"/>
    </style:style>
    <style:style style:name="T8" style:family="text">
      <style:text-properties style:text-position="sub 58%" style:font-name="URW Gothic L" officeooo:rsid="0057993a" style:font-name-asian="URW Gothic L" style:font-name-complex="URW Gothic L"/>
    </style:style>
    <style:style style:name="T9" style:family="text">
      <style:text-properties style:text-position="sub 58%" style:font-name="URW Gothic L" officeooo:rsid="007a3972" style:font-name-asian="URW Gothic L" style:font-name-complex="URW Gothic L"/>
    </style:style>
    <style:style style:name="T10" style:family="text">
      <style:text-properties style:text-position="sub 58%" style:font-name="URW Gothic L" officeooo:rsid="00850b5e" style:font-name-asian="URW Gothic L" style:font-name-complex="URW Gothic L"/>
    </style:style>
    <style:style style:name="T11" style:family="text">
      <style:text-properties style:text-position="sub 58%" style:font-name="URW Gothic L" officeooo:rsid="00ba8f5c" style:font-name-asian="URW Gothic L" style:font-name-complex="URW Gothic L"/>
    </style:style>
    <style:style style:name="T12" style:family="text">
      <style:text-properties style:text-position="sub 58%" style:font-name="URW Gothic L" fo:font-style="normal" officeooo:rsid="00850b5e" style:font-name-asian="URW Gothic L" style:font-style-asian="normal" style:font-name-complex="URW Gothic L" style:font-style-complex="normal"/>
    </style:style>
    <style:style style:name="T13" style:family="text">
      <style:text-properties style:text-position="sub 58%" style:font-name="URW Gothic L" fo:font-style="normal" officeooo:rsid="007a3972" style:font-name-asian="URW Gothic L" style:font-style-asian="normal" style:font-name-complex="URW Gothic L" style:font-style-complex="normal"/>
    </style:style>
    <style:style style:name="T14" style:family="text">
      <style:text-properties style:text-position="sub 58%" officeooo:rsid="00725088"/>
    </style:style>
    <style:style style:name="T15" style:family="text">
      <style:text-properties style:text-position="sub 58%" officeooo:rsid="00736e80"/>
    </style:style>
    <style:style style:name="T16" style:family="text">
      <style:text-properties style:text-position="sub 58%" officeooo:rsid="00725088" style:font-name-asian="Noto Sans" style:font-name-complex="FreeSans1"/>
    </style:style>
    <style:style style:name="T17" style:family="text">
      <style:text-properties style:text-position="sub 58%" officeooo:rsid="0055275f" style:font-name-asian="Noto Sans" style:font-name-complex="FreeSans1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URW Gothic L" officeooo:rsid="001bf9de" style:font-name-asian="URW Gothic L" style:font-name-complex="URW Gothic L"/>
    </style:style>
    <style:style style:name="T20" style:family="text">
      <style:text-properties style:text-position="0% 100%" fo:font-style="normal" officeooo:rsid="00a604fe" style:font-style-asian="normal" style:font-style-complex="normal"/>
    </style:style>
    <style:style style:name="T21" style:family="text">
      <style:text-properties style:text-position="0% 100%" fo:font-style="normal" officeooo:rsid="0099ecfb" style:font-style-asian="normal" style:font-style-complex="normal"/>
    </style:style>
    <style:style style:name="T22" style:family="text">
      <style:text-properties style:text-position="0% 100%" fo:font-style="normal" officeooo:rsid="00725088" style:font-name-asian="Noto Sans" style:font-style-asian="normal" style:font-name-complex="FreeSans1" style:font-style-complex="normal"/>
    </style:style>
    <style:style style:name="T23" style:family="text">
      <style:text-properties style:text-position="0% 100%" fo:font-style="normal" officeooo:rsid="008e3d0a" style:font-name-asian="Noto Sans" style:font-style-asian="normal" style:font-name-complex="FreeSans1" style:font-style-complex="normal"/>
    </style:style>
    <style:style style:name="T24" style:family="text">
      <style:text-properties style:text-position="0% 100%" fo:font-style="normal" officeooo:rsid="00ac7a64" style:font-name-asian="Noto Sans" style:font-style-asian="normal" style:font-name-complex="FreeSans1" style:font-style-complex="normal"/>
    </style:style>
    <style:style style:name="T25" style:family="text">
      <style:text-properties style:text-position="0% 100%" fo:font-style="normal" officeooo:rsid="008c097c" style:font-name-asian="Noto Sans" style:font-style-asian="normal" style:font-name-complex="FreeSans1" style:font-style-complex="normal"/>
    </style:style>
    <style:style style:name="T26" style:family="text">
      <style:text-properties style:text-position="0% 100%" fo:font-style="normal" officeooo:rsid="00ac13a2" style:font-name-asian="Noto Sans" style:font-style-asian="normal" style:font-name-complex="FreeSans1" style:font-style-complex="normal"/>
    </style:style>
    <style:style style:name="T27" style:family="text">
      <style:text-properties style:text-position="0% 100%" officeooo:rsid="00557819"/>
    </style:style>
    <style:style style:name="T28" style:family="text">
      <style:text-properties style:text-position="0% 100%" officeooo:rsid="0055275f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text-position="0% 100%" fo:font-style="italic" officeooo:rsid="00557819" style:font-style-asian="italic" style:font-style-complex="italic"/>
    </style:style>
    <style:style style:name="T31" style:family="text">
      <style:text-properties style:text-position="0% 100%" officeooo:rsid="005786b1"/>
    </style:style>
    <style:style style:name="T32" style:family="text">
      <style:text-properties style:text-position="0% 100%" officeooo:rsid="005d2467"/>
    </style:style>
    <style:style style:name="T33" style:family="text">
      <style:text-properties style:text-position="0% 100%" officeooo:rsid="005ec9e8"/>
    </style:style>
    <style:style style:name="T34" style:family="text">
      <style:text-properties style:text-position="0% 100%" officeooo:rsid="007086f9"/>
    </style:style>
    <style:style style:name="T35" style:family="text">
      <style:text-properties style:text-position="0% 100%" officeooo:rsid="00725088"/>
    </style:style>
    <style:style style:name="T36" style:family="text">
      <style:text-properties style:text-position="0% 100%" officeooo:rsid="00736e80"/>
    </style:style>
    <style:style style:name="T37" style:family="text">
      <style:text-properties style:text-position="0% 100%" officeooo:rsid="007a5b5c"/>
    </style:style>
    <style:style style:name="T38" style:family="text">
      <style:text-properties style:text-position="0% 100%" officeooo:rsid="00850b5e"/>
    </style:style>
    <style:style style:name="T39" style:family="text">
      <style:text-properties style:text-position="0% 100%" officeooo:rsid="008728b0"/>
    </style:style>
    <style:style style:name="T40" style:family="text">
      <style:text-properties style:text-position="0% 100%" officeooo:rsid="0087fba5"/>
    </style:style>
    <style:style style:name="T41" style:family="text">
      <style:text-properties style:text-position="0% 100%" officeooo:rsid="008ae25c"/>
    </style:style>
    <style:style style:name="T42" style:family="text">
      <style:text-properties style:text-position="0% 100%" officeooo:rsid="008e3d0a"/>
    </style:style>
    <style:style style:name="T43" style:family="text">
      <style:text-properties style:text-position="0% 100%" officeooo:rsid="00725088" style:font-name-asian="Noto Sans" style:font-name-complex="FreeSans1"/>
    </style:style>
    <style:style style:name="T44" style:family="text">
      <style:text-properties style:text-position="0% 100%" officeooo:rsid="00ac13a2" style:font-name-asian="Noto Sans" style:font-name-complex="FreeSans1"/>
    </style:style>
    <style:style style:name="T45" style:family="text">
      <style:text-properties style:text-position="0% 100%" officeooo:rsid="00ac7a64" style:font-name-asian="Noto Sans" style:font-name-complex="FreeSans1"/>
    </style:style>
    <style:style style:name="T46" style:family="text">
      <style:text-properties style:text-position="0% 100%" officeooo:rsid="008c097c" style:font-name-asian="Noto Sans" style:font-name-complex="FreeSans1"/>
    </style:style>
    <style:style style:name="T47" style:family="text">
      <style:text-properties style:text-position="0% 100%" officeooo:rsid="008e3d0a" style:font-name-asian="Noto Sans" style:font-name-complex="FreeSans1"/>
    </style:style>
    <style:style style:name="T48" style:family="text">
      <style:text-properties style:text-position="0% 100%" officeooo:rsid="00c6ef14" style:font-name-asian="Noto Sans" style:font-name-complex="FreeSans1"/>
    </style:style>
    <style:style style:name="T49" style:family="text">
      <style:text-properties style:text-position="0% 100%" officeooo:rsid="0099ecfb"/>
    </style:style>
    <style:style style:name="T50" style:family="text">
      <style:text-properties style:text-position="0% 100%" officeooo:rsid="009bcef1"/>
    </style:style>
    <style:style style:name="T51" style:family="text">
      <style:text-properties style:text-position="0% 100%" officeooo:rsid="00a604fe"/>
    </style:style>
    <style:style style:name="T52" style:family="text">
      <style:text-properties style:text-position="0% 100%" officeooo:rsid="00af7e21"/>
    </style:style>
    <style:style style:name="T53" style:family="text">
      <style:text-properties style:text-position="0% 100%" officeooo:rsid="00b9a9c8"/>
    </style:style>
    <style:style style:name="T54" style:family="text">
      <style:text-properties style:text-position="0% 100%" officeooo:rsid="00c5e7c8"/>
    </style:style>
    <style:style style:name="T55" style:family="text">
      <style:text-properties style:text-position="0% 100%" officeooo:rsid="00c6ef14"/>
    </style:style>
    <style:style style:name="T56" style:family="text">
      <style:text-properties style:text-position="0% 100%" officeooo:rsid="00c79b39"/>
    </style:style>
    <style:style style:name="T57" style:family="text">
      <style:text-properties style:text-position="0% 100%" style:font-name="URW Gothic L1" fo:font-size="8pt" officeooo:rsid="001b4088" style:font-name-asian="URW Gothic L" style:font-size-asian="8pt" style:font-name-complex="URW Gothic L" style:font-size-complex="8pt"/>
    </style:style>
    <style:style style:name="T58" style:family="text">
      <style:text-properties style:text-position="0% 100%" style:font-name="URW Gothic L1" officeooo:rsid="003f23ef" style:font-name-asian="URW Gothic L" style:font-name-complex="URW Gothic L"/>
    </style:style>
    <style:style style:name="T59" style:family="text">
      <style:text-properties style:text-position="0% 100%" officeooo:rsid="00ce28ee"/>
    </style:style>
    <style:style style:name="T60" style:family="text">
      <style:text-properties style:text-position="0% 100%" officeooo:rsid="00cecabb"/>
    </style:style>
    <style:style style:name="T61" style:family="text">
      <style:text-properties style:text-position="0% 100%" officeooo:rsid="00d27cde"/>
    </style:style>
    <style:style style:name="T62" style:family="text">
      <style:text-properties style:text-position="0% 100%" officeooo:rsid="00d4fc2e"/>
    </style:style>
    <style:style style:name="T63" style:family="text">
      <style:text-properties style:text-position="0% 100%" officeooo:rsid="00d57472"/>
    </style:style>
    <style:style style:name="T64" style:family="text">
      <style:text-properties style:text-position="0% 100%" officeooo:rsid="00d61383"/>
    </style:style>
    <style:style style:name="T65" style:family="text">
      <style:text-properties style:text-position="0% 100%" officeooo:rsid="00d6f8de"/>
    </style:style>
    <style:style style:name="T66" style:family="text">
      <style:text-properties style:text-position="0% 100%" officeooo:rsid="00d7945f"/>
    </style:style>
    <style:style style:name="T67" style:family="text">
      <style:text-properties style:text-position="0% 100%" officeooo:rsid="00d8e74b"/>
    </style:style>
    <style:style style:name="T68" style:family="text">
      <style:text-properties style:text-position="0% 100%" officeooo:rsid="00dac18a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2800d9" style:font-style-asian="italic" style:font-style-complex="italic"/>
    </style:style>
    <style:style style:name="T71" style:family="text">
      <style:text-properties officeooo:rsid="001bf9de"/>
    </style:style>
    <style:style style:name="T72" style:family="text">
      <style:text-properties style:font-name="URW Gothic L" officeooo:rsid="001bf9de" style:font-name-asian="URW Gothic L" style:font-name-complex="URW Gothic L"/>
    </style:style>
    <style:style style:name="T73" style:family="text">
      <style:text-properties style:font-name="URW Gothic L" officeooo:rsid="0060519d" style:font-name-asian="URW Gothic L" style:font-name-complex="URW Gothic L"/>
    </style:style>
    <style:style style:name="T74" style:family="text">
      <style:text-properties style:font-name="URW Gothic L" officeooo:rsid="007a3972" style:font-name-asian="URW Gothic L" style:font-name-complex="URW Gothic L"/>
    </style:style>
    <style:style style:name="T75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76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77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78" style:family="text">
      <style:text-properties style:font-name="URW Gothic L" fo:font-style="normal" officeooo:rsid="007a3972" style:font-name-asian="URW Gothic L" style:font-style-asian="normal" style:font-name-complex="URW Gothic L" style:font-style-complex="normal"/>
    </style:style>
    <style:style style:name="T79" style:family="text">
      <style:text-properties style:font-name="URW Gothic L" fo:font-style="normal" officeooo:rsid="00bd12dd" style:font-name-asian="URW Gothic L" style:font-style-asian="normal" style:font-name-complex="URW Gothic L" style:font-style-complex="normal"/>
    </style:style>
    <style:style style:name="T80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81" style:family="text">
      <style:text-properties officeooo:rsid="001c898c"/>
    </style:style>
    <style:style style:name="T82" style:family="text">
      <style:text-properties fo:font-style="normal" officeooo:rsid="002800d9" style:font-style-asian="normal" style:font-style-complex="normal"/>
    </style:style>
    <style:style style:name="T83" style:family="text">
      <style:text-properties fo:font-style="normal" officeooo:rsid="007a3972" style:font-name-asian="Noto Sans" style:font-style-asian="normal" style:font-name-complex="FreeSans1" style:font-style-complex="normal"/>
    </style:style>
    <style:style style:name="T84" style:family="text">
      <style:text-properties fo:font-style="normal" officeooo:rsid="00725088" style:font-name-asian="Noto Sans" style:font-style-asian="normal" style:font-name-complex="FreeSans1" style:font-style-complex="normal"/>
    </style:style>
    <style:style style:name="T85" style:family="text">
      <style:text-properties fo:font-style="normal" officeooo:rsid="008a52b3" style:font-name-asian="Noto Sans" style:font-style-asian="normal" style:font-name-complex="FreeSans1" style:font-style-complex="normal"/>
    </style:style>
    <style:style style:name="T86" style:family="text">
      <style:text-properties officeooo:rsid="001d2841"/>
    </style:style>
    <style:style style:name="T87" style:family="text">
      <style:text-properties officeooo:rsid="0027628f"/>
    </style:style>
    <style:style style:name="T88" style:family="text">
      <style:text-properties officeooo:rsid="004620d4"/>
    </style:style>
    <style:style style:name="T89" style:family="text">
      <style:text-properties officeooo:rsid="0047d997"/>
    </style:style>
    <style:style style:name="T90" style:family="text">
      <style:text-properties officeooo:rsid="004aa5ad"/>
    </style:style>
    <style:style style:name="T91" style:family="text">
      <style:text-properties officeooo:rsid="0055275f"/>
    </style:style>
    <style:style style:name="T92" style:family="text">
      <style:text-properties officeooo:rsid="00557819"/>
    </style:style>
    <style:style style:name="T93" style:family="text">
      <style:text-properties officeooo:rsid="00725088"/>
    </style:style>
    <style:style style:name="T94" style:family="text">
      <style:text-properties officeooo:rsid="00754863"/>
    </style:style>
    <style:style style:name="T95" style:family="text">
      <style:text-properties officeooo:rsid="007a3972" style:font-name-asian="Noto Sans" style:font-name-complex="FreeSans1"/>
    </style:style>
    <style:style style:name="T96" style:family="text">
      <style:text-properties officeooo:rsid="008a52b3" style:font-name-asian="Noto Sans" style:font-name-complex="FreeSans1"/>
    </style:style>
    <style:style style:name="T97" style:family="text">
      <style:text-properties officeooo:rsid="00725088" style:font-name-asian="Noto Sans" style:font-name-complex="FreeSans1"/>
    </style:style>
    <style:style style:name="T98" style:family="text">
      <style:text-properties officeooo:rsid="008395a5"/>
    </style:style>
    <style:style style:name="T99" style:family="text">
      <style:text-properties officeooo:rsid="00850b5e"/>
    </style:style>
    <style:style style:name="T100" style:family="text">
      <style:text-properties officeooo:rsid="0086a3fc"/>
    </style:style>
    <style:style style:name="T101" style:family="text">
      <style:text-properties officeooo:rsid="0087fba5"/>
    </style:style>
    <style:style style:name="T102" style:family="text">
      <style:text-properties officeooo:rsid="00887929"/>
    </style:style>
    <style:style style:name="T103" style:family="text">
      <style:text-properties officeooo:rsid="008af823"/>
    </style:style>
    <style:style style:name="T104" style:family="text">
      <style:text-properties officeooo:rsid="008c097c"/>
    </style:style>
    <style:style style:name="T105" style:family="text">
      <style:text-properties officeooo:rsid="008c6af0"/>
    </style:style>
    <style:style style:name="T106" style:family="text">
      <style:text-properties officeooo:rsid="0090662e"/>
    </style:style>
    <style:style style:name="T107" style:family="text">
      <style:text-properties officeooo:rsid="00962843"/>
    </style:style>
    <style:style style:name="T108" style:family="text">
      <style:text-properties officeooo:rsid="00a21801"/>
    </style:style>
    <style:style style:name="T109" style:family="text">
      <style:text-properties officeooo:rsid="00a40d9c"/>
    </style:style>
    <style:style style:name="T110" style:family="text">
      <style:text-properties officeooo:rsid="00a604fe"/>
    </style:style>
    <style:style style:name="T111" style:family="text">
      <style:text-properties officeooo:rsid="00ab4bfd"/>
    </style:style>
    <style:style style:name="T112" style:family="text">
      <style:text-properties officeooo:rsid="00b8ae2d"/>
    </style:style>
    <style:style style:name="T113" style:family="text">
      <style:text-properties officeooo:rsid="00bbcb99"/>
    </style:style>
    <style:style style:name="T114" style:family="text">
      <style:text-properties officeooo:rsid="00c79b39"/>
    </style:style>
    <style:style style:name="T115" style:family="text">
      <style:text-properties officeooo:rsid="00ca2f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timizacion</text:p>
      <text:p text:style-name="P4"><text:span text:style-name="T81">Primera entrega del </text:span>Proyecto</text:p>
      <text:p text:style-name="P4"/>
      <text:p text:style-name="P61">Grupo 2</text:p>
      <text:p text:style-name="P5"><text:span text:style-name="T72">•</text:span> Miguel Soto <text:span text:style-name="T89">Delgado</text:span>, <text:span text:style-name="T71">Rol 201973623-K</text:span></text:p>
      <text:p text:style-name="P5"><text:span text:style-name="T72">•</text:span> Sebastian Guerra <text:span text:style-name="T89">Espinoza</text:span>, <text:span text:style-name="T71">Rol 202173563-1</text:span></text:p>
      <text:p text:style-name="P1"/>
      <text:p text:style-name="P61">Modelo Matematico</text:p>
      <text:p text:style-name="P4"/>
      <text:p text:style-name="P50">A continuacion se indicara el modelo matematico por partes. Cada parte del modelo ira asociado a una tabla a modo de ejemplo para poder visualizar mejor las implicancias del planteamiento. <text:span text:style-name="T88">Para</text:span> de evitar confusion, se establece lo siguiente:</text:p>
      <text:p text:style-name="P20"><text:span text:style-name="T72"/></text:p>
      <text:p text:style-name="P20"><text:span text:style-name="T72">•</text:span><text:span text:style-name="T75"> </text:span><text:span text:style-name="T76">i</text:span><text:span text:style-name="T77"> : Trabajador en especifico</text:span><text:span text:style-name="T69"> </text:span></text:p>
      <text:p text:style-name="P20"><text:span text:style-name="T72">•</text:span> <text:span text:style-name="T70">j </text:span><text:span text:style-name="T82">: Tarea en especifico a realizar</text:span></text:p>
      <text:p text:style-name="P20"/>
      <text:p text:style-name="P62">Parametros</text:p>
      <text:p text:style-name="P18">Lo conocido, que no se puede modificar</text:p>
      <text:p text:style-name="P4"/>
      <text:p text:style-name="P36"><text:span text:style-name="T72">• </text:span><text:span text:style-name="T73">Cantidad de trabajadores disponibles: </text:span></text:p>
      <text:p text:style-name="P23"><text:span text:style-name="T73"/></text:p>
      <text:p text:style-name="P78">D</text:p>
      <text:p text:style-name="P24"/>
      <text:p text:style-name="P36"><text:span text:style-name="T72">• </text:span><text:span text:style-name="T73">Cantidad de tareas a realizar: </text:span></text:p>
      <text:p text:style-name="P23"><text:span text:style-name="T73"/></text:p>
      <text:p text:style-name="P78">C</text:p>
      <text:p text:style-name="P24"/>
      <text:p text:style-name="P36"><text:span text:style-name="T72">• </text:span><text:span text:style-name="T73">Presupuesto total: </text:span></text:p>
      <text:p text:style-name="P23"><text:span text:style-name="T73"/></text:p>
      <text:p text:style-name="P78">P</text:p>
      <text:p text:style-name="P24"/>
      <text:p text:style-name="P40"><text:span text:style-name="T72">•</text:span> <text:span text:style-name="T104">Costo fijo</text:span> trabajador <text:span text:style-name="T91">(i)</text:span><text:span text:style-name="T69"> </text:span>en cierta tarea <text:span text:style-name="T91">(j):</text:span> </text:p>
      <text:p text:style-name="P26"/>
      <text:p text:style-name="P69"><text:span text:style-name="T104">F</text:span><text:span text:style-name="T6">ij</text:span></text:p>
      <text:p text:style-name="P27"/>
      <text:p text:style-name="P41"><text:span text:style-name="T72">•</text:span> <text:span text:style-name="T104">Costo </text:span><text:span text:style-name="T105">unitario (por hora) de </text:span>trabajador <text:span text:style-name="T91">(i)</text:span><text:span text:style-name="T69"> </text:span>en cierta tarea <text:span text:style-name="T91">(j):</text:span> </text:p>
      <text:p text:style-name="P27"/>
      <text:p text:style-name="P70"><text:span text:style-name="T42">U</text:span><text:span text:style-name="T6">ij</text:span></text:p>
      <text:p text:style-name="P27"/>
      <text:p text:style-name="P36"><text:span text:style-name="T72">•</text:span> Nivel de especializacion por trabajador <text:span text:style-name="T91">(i)</text:span><text:span text:style-name="T69"> </text:span>en cierta tarea <text:span text:style-name="T91">(j):</text:span> </text:p>
      <text:p text:style-name="P23"/>
      <text:p text:style-name="P64"><text:span text:style-name="T87">E</text:span><text:span text:style-name="T6">ij</text:span></text:p>
      <text:p text:style-name="P23"><text:span text:style-name="T6"/></text:p>
      <text:p text:style-name="P52">“Se sabe que los trabajadores están clasificados según su nivel de especialización. <text:span text:style-name="T86">(...)</text:span>”</text:p>
      <text:p text:style-name="P33"/>
      <text:p text:style-name="P36"><text:span text:style-name="T72">•</text:span> Nivel de especializacion <text:span text:style-name="T92">minima</text:span> por <text:span text:style-name="T92">tarea </text:span><text:span text:style-name="T91">(j):</text:span></text:p>
      <text:p text:style-name="P23"/>
      <text:p text:style-name="P64"><text:span text:style-name="T92">T</text:span><text:span text:style-name="T7">j</text:span></text:p>
      <text:p text:style-name="P23"><text:span text:style-name="T7"/></text:p>
      <text:p text:style-name="P54">“Además, las tareas están clasificadas según los mismos niveles de especialización de tal manera que una tarea de cierto</text:p>
      <text:p text:style-name="P54">nivel de especialización puede ser ejecutada solo por trabajadores de tal nivel, o bien, uno superior, pero no inferior.”</text:p>
      <text:p text:style-name="P34"/>
      <text:p text:style-name="P36"><text:span text:style-name="T72">•</text:span> <text:span text:style-name="T94">Cantidad de horas</text:span> por <text:span text:style-name="T92">tarea </text:span><text:span text:style-name="T91">(j):</text:span> </text:p>
      <text:p text:style-name="P36"/>
      <text:p text:style-name="P64"><text:span text:style-name="T37">H</text:span><text:span text:style-name="T7">j</text:span></text:p>
      <text:p text:style-name="P36"><text:span text:style-name="T7"/></text:p>
      <text:p text:style-name="P55">“Cada tarea requiere de cierta cantidad de tiempo para ser completada y cada trabajador puede ser asignado por una cantidad determinada de tiempo. Todas las tareas deben ser completadas en su totalidad.”</text:p>
      <text:p text:style-name="P34"/>
      <text:p text:style-name="P37"><text:span text:style-name="T72">•</text:span> <text:span text:style-name="T92">Diferencia entre la especializacion del</text:span><text:span text:style-name="T27"> t</text:span><text:span text:style-name="T18">rabajador </text:span><text:span text:style-name="T28">(i)</text:span><text:span text:style-name="T29"> </text:span><text:span text:style-name="T30">y</text:span><text:span text:style-name="T18"> cierta tarea </text:span><text:span text:style-name="T28">(j):</text:span><text:span text:style-name="T18"> </text:span></text:p>
      <text:p text:style-name="P37"><text:span text:style-name="T27"/></text:p>
      <text:p text:style-name="P65"><text:span text:style-name="T27">S</text:span><text:span text:style-name="T7">ij</text:span><text:span text:style-name="T27"> = </text:span><text:span text:style-name="T32">E</text:span><text:span text:style-name="T7">ij</text:span><text:span text:style-name="T27"> – T</text:span><text:span text:style-name="T7">j</text:span><text:span text:style-name="T19"> </text:span></text:p>
      <text:p text:style-name="P37"><text:span text:style-name="T19"/></text:p>
      <text:p text:style-name="P79">Esto determina si un trabajador esta sobrecalificado o subcalificado para cierta tarea</text:p>
      <text:p text:style-name="P28"><text:soft-page-break/></text:p>
      <text:p text:style-name="P42"><text:span text:style-name="T72">•</text:span> <text:span text:style-name="T106">La cantidad de tareas maximas que puede realizar un mismo trabajador</text:span></text:p>
      <text:p text:style-name="P28"/>
      <text:p text:style-name="P71"><text:span text:style-name="T106">N</text:span><text:span text:style-name="T6">i</text:span></text:p>
      <text:p text:style-name="P28"><text:span text:style-name="T6"/></text:p>
      <text:p text:style-name="P57">“Cada trabajador puede ser asignado a máximo N tareas, pero para completar una tarea puede requerirse más de un trabajador.”</text:p>
      <text:p text:style-name="P42"/>
      <text:p text:style-name="P43"/>
      <text:p text:style-name="P43"><text:span text:style-name="T72">•</text:span> <text:span text:style-name="T107">Costo de sobrecalificacion </text:span><text:span text:style-name="T108">fijo</text:span><text:span text:style-name="T28">:</text:span><text:span text:style-name="T18"> </text:span></text:p>
      <text:p text:style-name="P43"><text:span text:style-name="T27"/></text:p>
      <text:p text:style-name="P72"><text:span text:style-name="T49">O</text:span><text:span text:style-name="T7">j</text:span></text:p>
      <text:p text:style-name="P43"><text:span text:style-name="T19"/></text:p>
      <text:p text:style-name="P43"><text:span text:style-name="T33">“</text:span><text:span text:style-name="T50">A</text:span><text:span text:style-name="T33">demás, existe un costo por sobrecalificación asociada a cada tarea”</text:span></text:p>
      <text:p text:style-name="P45"/>
      <text:p text:style-name="P13"><text:span text:style-name="T72">•</text:span> <text:span text:style-name="T101">Si el trabajador es</text:span><text:span text:style-name="T109">ta sobrecalificado </text:span><text:span text:style-name="T110">para cierta tarea (1 o 0)</text:span><text:span text:style-name="T101">:</text:span></text:p>
      <text:p text:style-name="P13"/>
      <text:p text:style-name="P73"><text:span text:style-name="T51">Z</text:span><text:span text:style-name="T1">ij</text:span></text:p>
      <text:p text:style-name="P33"/>
      <text:p text:style-name="P62">Variables</text:p>
      <text:p text:style-name="P18">Lo desconocido, que se puede modificar</text:p>
      <text:p text:style-name="P38"/>
      <text:p text:style-name="P9"><text:span text:style-name="T72">•</text:span> Horas asignadas de un trabaj<text:span text:style-name="T90">a</text:span>dor<text:span text:style-name="T69"> </text:span>a cierta tarea <text:span text:style-name="T103">(numero natural)</text:span>: </text:p>
      <text:p text:style-name="P9"/>
      <text:p text:style-name="P66"><text:span text:style-name="T87">X</text:span><text:span text:style-name="T1">ij</text:span></text:p>
      <text:p text:style-name="P39"/>
      <text:p text:style-name="P11"><text:span text:style-name="T72">•</text:span> <text:span text:style-name="T101">Si el trabajador es asignado </text:span><text:span text:style-name="T102">(1 o 0)</text:span><text:span text:style-name="T101">:</text:span></text:p>
      <text:p text:style-name="P11"/>
      <text:p text:style-name="P68"><text:span text:style-name="T40">Y</text:span><text:span text:style-name="T1">ij</text:span></text:p>
      <text:p text:style-name="P32"><text:span text:style-name="T1"/></text:p>
      <text:p text:style-name="P82">Naturaleza de las variables:</text:p>
      <text:p text:style-name="P16"><text:span text:style-name="T72"><text:tab/>•</text:span> <text:span text:style-name="T115">Ambas variables son positivas</text:span></text:p>
      <text:p text:style-name="P16"><text:span text:style-name="T72"><text:tab/>•</text:span> <text:span text:style-name="T115">Ambas variables solo pueden tomar valores enteros</text:span></text:p>
      <text:p text:style-name="P47"/>
      <text:p text:style-name="P60">Restricciones</text:p>
      <text:p text:style-name="P18">Relacion entre las variables y parametros</text:p>
      <text:p text:style-name="P44"/>
      <text:p text:style-name="P12"><text:span text:style-name="T72">•</text:span> <text:span text:style-name="T111">Se debe respetar el presupuesto total de la empresa</text:span>: </text:p>
      <text:p text:style-name="P29"/>
      <text:p text:style-name="P83"><text:span text:style-name="T74">∑</text:span><text:span text:style-name="T10">i</text:span><text:span text:style-name="T9">=1</text:span><text:span text:style-name="T74">∑</text:span><text:span text:style-name="T9">j=1</text:span><text:span text:style-name="T95"> </text:span><text:span text:style-name="T96">Y</text:span><text:span text:style-name="T16">ij </text:span><text:span text:style-name="T48">(</text:span><text:span text:style-name="T97">X</text:span><text:span text:style-name="T16">ij</text:span><text:span text:style-name="T43"> </text:span><text:span text:style-name="T47">U</text:span><text:span text:style-name="T17">ij </text:span><text:span text:style-name="T45">+</text:span><text:span text:style-name="T43"> </text:span><text:span text:style-name="T46">F</text:span><text:span text:style-name="T17">ij </text:span><text:span text:style-name="T44">+ </text:span><text:span text:style-name="T49">O</text:span><text:span text:style-name="T7">j </text:span><text:span text:style-name="T51">Z</text:span><text:span text:style-name="T1">ij</text:span><text:span text:style-name="T55">)</text:span><text:span text:style-name="T7"> </text:span><text:span text:style-name="T35">&lt;</text:span><text:span text:style-name="T52">=</text:span><text:span text:style-name="T14"> </text:span><text:span text:style-name="T52">P</text:span></text:p>
      <text:p text:style-name="P80">La cantidad de horas del trabajador por su costo unitario, mas su costo fijo si se asigna, mas el costo de sobrecalificacion si lo esta, debe ser menor o igual al presupuesto total</text:p>
      <text:p text:style-name="P29"/>
      <text:p text:style-name="P10"><text:span text:style-name="T72">•</text:span> <text:span text:style-name="T100">La cantidad maxima de trabajadores asignados es igual la cantidad total</text:span></text:p>
      <text:p text:style-name="P25"/>
      <text:p text:style-name="P67"><text:span text:style-name="T74">∑</text:span><text:span text:style-name="T10">i</text:span><text:span text:style-name="T9">=1</text:span><text:span text:style-name="T74">∑</text:span><text:span text:style-name="T9">j=1</text:span><text:span text:style-name="T95"> </text:span><text:span text:style-name="T96">Y</text:span><text:span text:style-name="T14">ij</text:span><text:span text:style-name="T35"> </text:span><text:span text:style-name="T39">=</text:span><text:span text:style-name="T35"> </text:span><text:span text:style-name="T38">D</text:span></text:p>
      <text:p text:style-name="P48"/>
      <text:p text:style-name="P35"><text:span text:style-name="T72">•</text:span> Nivel de especializacion <text:span text:style-name="T86">minima por </text:span>tarea<text:span text:style-name="T19">. </text:span><text:span text:style-name="T31">Para este caso, usamos la diferencia entre la especializacion del trabajador y lo que exige la tarea (</text:span><text:span text:style-name="T27">S</text:span><text:span text:style-name="T7">ij</text:span><text:span text:style-name="T31">)</text:span><text:span text:style-name="T19">. </text:span><text:span text:style-name="T31">Por ende, que </text:span><text:span text:style-name="T27">S</text:span><text:span text:style-name="T7">ij</text:span><text:span text:style-name="T27"> </text:span><text:span text:style-name="T31">sea mayor o igual a 0 sera una restriccion </text:span><text:span text:style-name="T34">para todo i y j</text:span><text:span text:style-name="T31">: </text:span></text:p>
      <text:p text:style-name="P35"><text:span text:style-name="T31"/></text:p>
      <text:p text:style-name="P77"><text:span text:style-name="T32">E</text:span><text:span text:style-name="T7">ij</text:span><text:span text:style-name="T27"> – T</text:span><text:span text:style-name="T7">j</text:span><text:span text:style-name="T19"> </text:span><text:span text:style-name="T39">&gt;</text:span><text:span text:style-name="T54">=</text:span><text:span text:style-name="T35"> </text:span><text:span text:style-name="T41">0</text:span></text:p>
      <text:p text:style-name="P51">Si la diferencia entre la especializacion y lo que exige la tarea <text:span text:style-name="T98">es negativa</text:span>, entonces el trabajador no se asigna</text:p>
      <text:p text:style-name="P56"/>
      <text:p text:style-name="P53">“<text:span text:style-name="T86">(...) </text:span>Además, las tareas están clasificadas según los mismos niveles de especialización de tal manera que una tarea de cierto</text:p>
      <text:p text:style-name="P53">nivel de especialización puede ser ejecutada solo por trabajadores de tal nivel, o bien, uno superior, pero no inferior.”</text:p>
      <text:p text:style-name="P4"/>
      <text:p text:style-name="P8"><text:span text:style-name="T72">•</text:span> Horas asignadas a cierta tarea: </text:p>
      <text:p text:style-name="P22"/>
      <text:p text:style-name="P84"><text:span text:style-name="T74">∑</text:span><text:span text:style-name="T10">i</text:span><text:span text:style-name="T9">=1</text:span><text:span text:style-name="T95"> </text:span><text:span text:style-name="T93">X</text:span><text:span text:style-name="T14">ij</text:span><text:span text:style-name="T35"> = </text:span><text:span text:style-name="T36">H</text:span><text:span text:style-name="T15">j</text:span></text:p>
      <text:p text:style-name="P81">La suma de todas las horas asignadas a una misma tarea debe ser igual a la cantidad de horas que exige esta <text:span text:style-name="T99">ultima</text:span></text:p>
      <text:p text:style-name="P81"/>
      <text:p text:style-name="P46"/>
      <text:p text:style-name="P15"><text:span text:style-name="T72">•</text:span> <text:span text:style-name="T114">Si un trabajador es asignado, este debe trabajar una cantidad de horas</text:span>: </text:p>
      <text:p text:style-name="P31"/>
      <text:p text:style-name="P76"><text:span text:style-name="T93">X</text:span><text:span text:style-name="T14">ij</text:span><text:span text:style-name="T35"> &gt;</text:span><text:span text:style-name="T56">=</text:span><text:span text:style-name="T35"> </text:span><text:span text:style-name="T56">Y</text:span><text:span text:style-name="T14">ij</text:span></text:p>
      <text:p text:style-name="P21"><text:span text:style-name="T8"/></text:p>
      <text:p text:style-name="P58"><text:soft-page-break/>“Cada tarea requiere de cierta cantidad de tiempo para ser completada y cada trabajador puede ser asignado por una cantidad determinada de tiempo. Todas las tareas deben ser completadas en su totalidad.”</text:p>
      <text:p text:style-name="P30"/>
      <text:p text:style-name="P14"><text:span text:style-name="T72">•</text:span> <text:span text:style-name="T112">No se pueden asignar mas de dos tercios de los trabajadores totales a una misma tarea</text:span></text:p>
      <text:p text:style-name="P30"/>
      <text:p text:style-name="P74"><text:span text:style-name="T74">∑</text:span><text:span text:style-name="T11">i</text:span><text:span text:style-name="T9">=1</text:span><text:span text:style-name="T95"> </text:span><text:span text:style-name="T96">Y</text:span><text:span text:style-name="T14">ij</text:span><text:span text:style-name="T35"> &lt;</text:span><text:span text:style-name="T39">=</text:span><text:span text:style-name="T35"> </text:span><text:span text:style-name="T53">2/3 </text:span><text:span text:style-name="T38">D</text:span></text:p>
      <text:p text:style-name="P49"><text:span text:style-name="T69"/></text:p>
      <text:p text:style-name="P21"/>
      <text:p text:style-name="P63">Funcion Objetivo</text:p>
      <text:p text:style-name="P19">Funcion factible con el mejor resultado posible</text:p>
      <text:p text:style-name="P6"><text:span text:style-name="T72"/></text:p>
      <text:p text:style-name="P7"><text:span text:style-name="T72">•</text:span> <text:span text:style-name="T113">Minimizar costos totales</text:span></text:p>
      <text:p text:style-name="P75"><text:span text:style-name="T79">min A = </text:span><text:span text:style-name="T78">∑</text:span><text:span text:style-name="T12">i</text:span><text:span text:style-name="T13">=1</text:span><text:span text:style-name="T78">∑</text:span><text:span text:style-name="T13">j=1</text:span><text:span text:style-name="T83"> </text:span><text:span text:style-name="T84">X</text:span><text:span text:style-name="T4">ij</text:span><text:span text:style-name="T22"> </text:span><text:span text:style-name="T23">U</text:span><text:span text:style-name="T5">ij </text:span><text:span text:style-name="T24">+ </text:span><text:span text:style-name="T85">Y</text:span><text:span text:style-name="T4">ij</text:span><text:span text:style-name="T22"> </text:span><text:span text:style-name="T25">F</text:span><text:span text:style-name="T5">ij </text:span><text:span text:style-name="T26">+ </text:span><text:span text:style-name="T20">Z</text:span><text:span text:style-name="T2">ij </text:span><text:span text:style-name="T21">O</text:span><text:span text:style-name="T3">j </text:span></text:p>
      <text:p text:style-name="P59"/>
      <text:p text:style-name="P61">Casos de Infactibilidad</text:p>
      <text:p text:style-name="P3"><text:span text:style-name="T80"/></text:p>
      <text:p text:style-name="P85"><text:span text:style-name="T72">•</text:span> <text:span text:style-name="T59">Que </text:span><text:span text:style-name="T61">no haya suficiente presupuesto para suplir la demanda</text:span></text:p>
      <text:p text:style-name="P86"><text:span text:style-name="T72"/></text:p>
      <text:p text:style-name="P86"><text:span text:style-name="T72">•</text:span> <text:span text:style-name="T59">Que </text:span><text:span text:style-name="T61">no haya</text:span><text:span text:style-name="T62">n</text:span><text:span text:style-name="T61"> suficiente</text:span><text:span text:style-name="T62">s</text:span><text:span text:style-name="T61"> </text:span><text:span text:style-name="T62">trabajadores</text:span><text:span text:style-name="T61"> para suplir la demanda </text:span><text:span text:style-name="T63">total</text:span></text:p>
      <text:p text:style-name="P87"><text:span text:style-name="T72"/></text:p>
      <text:p text:style-name="P87"><text:span text:style-name="T19">•</text:span><text:span text:style-name="T63"> </text:span><text:span text:style-name="T59">Que </text:span><text:span text:style-name="T61">no haya</text:span><text:span text:style-name="T65">n</text:span><text:span text:style-name="T61"> suficiente</text:span><text:span text:style-name="T65">s</text:span><text:span text:style-name="T62"> </text:span><text:span text:style-name="T65">horas </text:span><text:span text:style-name="T64">para que los </text:span><text:span text:style-name="T62">trabajadores</text:span><text:span text:style-name="T61"> </text:span><text:span text:style-name="T64">puedan </text:span><text:span text:style-name="T66">realizar las tareas</text:span></text:p>
      <text:p text:style-name="P17"><text:span text:style-name="T58"/></text:p>
      <text:p text:style-name="P88"><text:span text:style-name="T19">•</text:span><text:span text:style-name="T59"> Que </text:span><text:span text:style-name="T60">no haya suficientes trabajadores que cumplan con el nivel de especializacion minima</text:span></text:p>
      <text:p text:style-name="P88"><text:span text:style-name="T57"/></text:p>
      <text:p text:style-name="P88"><text:span text:style-name="T19">•</text:span><text:span text:style-name="T59"> Que </text:span><text:span text:style-name="T67">una o varias tareas exijan mas de dos tercios de la disponibilidad </text:span><text:span text:style-name="T68">tota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6-30T23:27:23.213856265</dc:date>
    <meta:editing-duration>PT9H1M</meta:editing-duration>
    <meta:editing-cycles>174</meta:editing-cycles>
    <meta:generator>LibreOffice/24.2.4.2$Linux_X86_64 LibreOffice_project/420$Build-2</meta:generator>
    <meta:print-date>2024-06-27T01:33:48.535475033</meta:print-date>
    <meta:printed-by>PDF files</meta:printed-by>
    <meta:document-statistic meta:table-count="0" meta:image-count="0" meta:object-count="0" meta:page-count="3" meta:paragraph-count="81" meta:word-count="747" meta:character-count="4345" meta:non-whitespace-character-count="3658"/>
  </office:meta>
</office:document-meta>
</file>